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officeooo:rsid="00144b8f" officeooo:paragraph-rsid="001c0f0d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44b8f" officeooo:paragraph-rsid="001c0f0d"/>
    </style:style>
    <style:style style:name="P3" style:family="paragraph" style:parent-style-name="Standard">
      <style:paragraph-properties fo:line-height="150%"/>
      <style:text-properties officeooo:rsid="00144b8f" officeooo:paragraph-rsid="001c0f0d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officeooo:rsid="001d179f" officeooo:paragraph-rsid="001d179f"/>
    </style:style>
    <style:style style:name="T1" style:family="text">
      <style:text-properties officeooo:rsid="001c0f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fi Izzatul Rizqu Faris</text:p>
      <text:p text:style-name="P3">XII RPL 1</text:p>
      <text:p text:style-name="P2">Tugas KD 3.<text:span text:style-name="T1">6</text:span> – 4.<text:span text:style-name="T1">6</text:span></text:p>
      <text:list xml:id="list2687853090" text:style-name="L1">
        <text:list-item>
          <text:p text:style-name="P1">Temukan unsur kebahasaan yang terdapat di dalam teks “Upaya Peningkatan Mutu Pendidikan”</text:p>
        </text:list-item>
        <text:list-item>
          <text:p text:style-name="P1">Buatlah rancangan teks editorial berdasarkan daftar isu atau permasalahan yang sedang berkembang di Indonesia saat ini sesuai dengan struktur dan kebahasaan yang tepat.</text:p>
        </text:list-item>
      </text:list>
      <text:list xml:id="list4172834348" text:style-name="L2">
        <text:list-item>
          <text:p text:style-name="P4">Pengangguran bertambah</text:p>
        </text:list-item>
        <text:list-item>
          <text:p text:style-name="P4">Peraturan PSBB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9:40:16.273246813</meta:creation-date>
    <dc:date>2020-09-11T19:49:32.950584892</dc:date>
    <meta:editing-duration>PT9M16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8" meta:word-count="55" meta:character-count="350" meta:non-whitespace-character-count="306"/>
  </office:meta>
</office:document-meta>
</file>